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TC Franklin Gothic" svg:font-family="'ITC Franklin Gothic'" style:font-adornments="Book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fill="solid" draw:fill-color="#ffab40" draw:textarea-horizontal-align="justify" draw:textarea-vertical-align="middle" draw:auto-grow-height="false" fo:min-height="1.25cm" fo:min-width="3cm"/>
    </style:style>
    <style:style style:name="gr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ab40" draw:textarea-horizontal-align="justify" draw:textarea-vertical-align="middle" draw:auto-grow-height="false" fo:min-height="1.25cm" fo:min-width="3cm"/>
    </style:style>
    <style:style style:name="gr7" style:family="graphic">
      <style:graphic-properties draw:fill-color="#ffab40" draw:textarea-horizontal-align="justify" draw:textarea-vertical-align="middle" draw:auto-grow-height="false" fo:min-height="1.25cm" fo:min-width="3cm"/>
    </style:style>
    <style:style style:name="gr8" style:family="graphic">
      <style:graphic-properties draw:textarea-horizontal-align="justify" draw:textarea-vertical-align="middle" draw:auto-grow-height="false" fo:min-height="1.25cm" fo:min-width="3cm"/>
    </style:style>
    <style:style style:name="pr1" style:family="presentation" style:parent-style-name="Standard-title">
      <style:graphic-properties fo:min-height="3.17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172cm"/>
    </style:style>
    <style:style style:name="P1" style:family="paragraph">
      <style:paragraph-properties fo:text-align="center"/>
      <style:text-properties style:font-name="ITC Franklin Gothic" fo:font-size="14pt" style:font-size-asian="18pt" style:font-size-complex="1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ITC Franklin Gothic" fo:font-size="12pt" style:font-size-asian="24pt" style:font-size-complex="24pt"/>
    </style:style>
    <style:style style:name="T1" style:family="text">
      <style:text-properties style:font-name="ITC Franklin Gothic"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custom-shape draw:style-name="gr1" draw:text-style-name="P1" xml:id="id2" draw:id="id2" draw:layer="layout" svg:width="3.5cm" svg:height="1.5cm" svg:x="4.517cm" svg:y="15.4cm">
          <text:p text:style-name="P1">coca.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cm" svg:height="1.5cm" svg:x="13.342cm" svg:y="5.6cm">
          <text:p text:style-name="P1">cmu.pr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1.5cm" svg:x="13.342cm" svg:y="10.25cm">
          <text:p text:style-name="P1">coca.lex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cm" svg:height="1.5cm" svg:x="4.517cm" svg:y="10.25cm">
          <text:p text:style-name="P1">coca.corpu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cm" svg:height="1.5cm" svg:x="21.742cm" svg:y="10.25cm">
          <text:p text:style-name="P1">concr.ta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267cm" svg:y1="11.75cm" svg:x2="6.267cm" svg:y2="15.4cm" draw:start-shape="id1" draw:start-glue-point="2" draw:end-shape="id2" svg:d="M6267 11750v3650" svg:viewBox="0 0 1 3651">
          <text:p text:style-name="P2">by:<text:line-break/><text:tab/>source_id<text:line-break/>provides:<text:line-break/><text:tab/>source_info_year<text:line-break/><text:tab/>source_info_genre<text:line-break/><text:tab/>source_info_label<text:line-break/><text:tab/>source_info_title</text:p>
        </draw:connector>
        <draw:connector draw:style-name="gr3" draw:text-style-name="P2" draw:layer="layout" draw:type="line" svg:x1="15.092cm" svg:y1="10.25cm" svg:x2="15.092cm" svg:y2="7.1cm" draw:start-shape="id3" draw:start-glue-point="0" draw:end-shape="id4" svg:d="M15092 10250v-3150" svg:viewBox="0 0 1 3151">
          <text:p text:style-name="P2">by:<text:line-break/><text:tab/>word_label</text:p>
          <text:p text:style-name="P2">provides:<text:line-break/><text:tab/>word_transcript</text:p>
        </draw:connector>
        <draw:connector draw:style-name="gr4" draw:text-style-name="P3" draw:layer="layout" draw:type="line" svg:x1="21.742cm" svg:y1="11cm" svg:x2="16.842cm" svg:y2="11cm" draw:start-shape="id5" draw:start-glue-point="3" draw:end-shape="id3" svg:d="M21742 11000h-4900" svg:viewBox="0 0 4901 1">
          <text:p text:style-name="P2">by:<text:line-break/><text:tab/>word_label</text:p>
          <text:p text:style-name="P2">provides:<text:line-break/><text:tab/>word_concr</text:p>
        </draw:connector>
        <draw:frame presentation:style-name="pr1" draw:layer="layout" svg:width="24.929cm" svg:height="3.172cm" svg:x="2.385cm" svg:y="1.757cm" presentation:class="title">
          <draw:text-box>
            <text:p>Topology COCA (with pronunciation and concreteness ratings</text:p>
          </draw:text-box>
        </draw:frame>
        <draw:connector draw:style-name="gr4" draw:text-style-name="P3" draw:layer="layout" draw:type="line" svg:x1="13.342cm" svg:y1="11cm" svg:x2="8.017cm" svg:y2="11cm" draw:start-shape="id3" draw:start-glue-point="3" draw:end-shape="id1" draw:end-glue-point="1" svg:d="M13342 11000h-5325" svg:viewBox="0 0 5326 1">
          <text:p text:style-name="P4"><text:span text:style-name="T1">by: </text:span><text:span text:style-name="T1"><text:line-break/></text:span><text:span text:style-name="T1"><text:tab/></text:span><text:span text:style-name="T1">word_id</text:span></text:p>
          <text:p text:style-name="P2"><text:span text:style-name="T1">provides: </text:span><text:span text:style-name="T1"><text:line-break/></text:span><text:span text:style-name="T1"><text:tab/></text:span><text:span text:style-name="T1">word_label</text:span><text:span text:style-name="T1"><text:line-break/></text:span><text:span text:style-name="T1"><text:tab/></text:span><text:span text:style-name="T1">word_pos</text:span><text:span text:style-name="T1"><text:line-break/></text:span><text:span text:style-name="T1"><text:tab/></text:span><text:span text:style-name="T1">word_lemma</text:span></text:p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layer="layout" svg:width="24.929cm" svg:height="3.172cm" svg:x="2.385cm" svg:y="1.757cm" presentation:class="title">
          <draw:text-box>
            <text:p>Topology BNC</text:p>
          </draw:text-box>
        </draw:frame>
        <draw:custom-shape draw:style-name="gr6" draw:text-style-name="P1" xml:id="id7" draw:id="id7" draw:layer="layout" svg:width="3.5cm" svg:height="1.5cm" svg:x="3.6cm" svg:y="6.025cm">
          <text:p text:style-name="P1">bnc.ele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5cm" svg:height="1.5cm" svg:x="19.5cm" svg:y="11.25cm">
          <text:p text:style-name="P1">bnc.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5cm" svg:height="1.5cm" svg:x="19.5cm" svg:y="6.025cm">
          <text:p text:style-name="P1">bnc.lemma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5cm" svg:height="1.5cm" svg:x="3.6cm" svg:y="11.25cm">
          <text:p text:style-name="P1">bnc.senten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5cm" svg:height="1.5cm" svg:x="11.45cm" svg:y="11.25cm">
          <text:p text:style-name="P1">bnc.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5cm" svg:height="1.5cm" svg:x="3.6cm" svg:y="16.3cm">
          <text:p text:style-name="P1">bnc.spea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5cm" svg:height="1.5cm" svg:x="11.45cm" svg:y="6.025cm">
          <text:p text:style-name="P1">bnc.wor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45cm" svg:y1="6.775cm" svg:x2="7.1cm" svg:y2="6.775cm" draw:start-shape="id6" draw:start-glue-point="3" draw:end-shape="id7" draw:end-glue-point="1" svg:d="M11450 6775h-4350" svg:viewBox="0 0 4351 1">
          <text:p text:style-name="P2">by:<text:line-break/><text:tab/>word_id</text:p>
          <text:p text:style-name="P2">provides:<text:line-break/><text:tab/>word_label<text:line-break/><text:tab/>word_pos<text:line-break/><text:tab/>word_type</text:p>
        </draw:connector>
        <draw:connector draw:style-name="gr4" draw:text-style-name="P2" draw:layer="layout" draw:type="line" svg:x1="19.5cm" svg:y1="6.775cm" svg:x2="14.95cm" svg:y2="6.775cm" draw:start-shape="id8" draw:start-glue-point="3" draw:end-shape="id6" svg:d="M19500 6775h-4550" svg:viewBox="0 0 4551 1">
          <text:p text:style-name="P2">by: <text:line-break/><text:tab/>lemma_id</text:p>
          <text:p text:style-name="P2">provides:<text:line-break/><text:tab/>lemma_label<text:line-break/><text:tab/>lemma_pos</text:p>
        </draw:connector>
        <draw:connector draw:style-name="gr4" draw:text-style-name="P2" draw:layer="layout" draw:type="line" svg:x1="5.35cm" svg:y1="11.25cm" svg:x2="5.35cm" svg:y2="7.525cm" draw:start-shape="id9" draw:start-glue-point="0" draw:end-shape="id7" draw:end-glue-point="2" svg:d="M5350 11250v-3725" svg:viewBox="0 0 1 3726">
          <text:p text:style-name="P2">by:<text:line-break/><text:tab/>source_id</text:p>
          <text:p text:style-name="P2">provides:<text:line-break/><text:tab/>NA</text:p>
        </draw:connector>
        <draw:connector draw:style-name="gr4" draw:text-style-name="P2" draw:layer="layout" draw:type="line" svg:x1="11.45cm" svg:y1="12cm" svg:x2="7.1cm" svg:y2="12cm" draw:start-shape="id10" draw:start-glue-point="3" draw:end-shape="id9" svg:d="M11450 12000h-4350" svg:viewBox="0 0 4351 1">
          <text:p text:style-name="P2">by:<text:line-break/><text:tab/>source_id</text:p>
          <text:p text:style-name="P2">provides:<text:line-break/><text:tab/>source_info_class<text:line-break/><text:tab/>source_info_genre<text:line-break/><text:tab/>source_info_label<text:line-break/><text:tab/>source_info_year</text:p>
        </draw:connector>
        <draw:connector draw:style-name="gr4" draw:text-style-name="P2" draw:layer="layout" draw:type="line" svg:x1="5.35cm" svg:y1="16.3cm" svg:x2="5.35cm" svg:y2="12.75cm" draw:start-shape="id11" draw:start-glue-point="0" draw:end-shape="id9" draw:end-glue-point="2" svg:d="M5350 16300v-3550" svg:viewBox="0 0 1 3551">
          <text:p text:style-name="P2">by:<text:line-break/><text:tab/>speaker_id</text:p>
          <text:p text:style-name="P2">provides:<text:line-break/><text:tab/>speaker_age<text:line-break/><text:tab/>speaker_sex</text:p>
        </draw:connector>
        <draw:connector draw:style-name="gr4" draw:text-style-name="P2" draw:layer="layout" draw:type="line" svg:x1="19.5cm" svg:y1="12cm" svg:x2="14.95cm" svg:y2="12cm" draw:start-shape="id12" draw:end-shape="id10" draw:end-glue-point="1" svg:d="M19500 12000h-4550" svg:viewBox="0 0 4551 1">
          <text:p text:style-name="P2">by:<text:line-break/><text:tab/>file_id</text:p>
          <text:p text:style-name="P2">provides:<text:line-break/><text:tab/>label</text:p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4" draw:layer="layout" svg:width="24.929cm" svg:height="3.172cm" svg:x="2.385cm" svg:y="1.757cm" presentation:class="title">
          <draw:text-box>
            <text:p>Revised topology BNC</text:p>
          </draw:text-box>
        </draw:frame>
        <draw:custom-shape draw:style-name="gr7" draw:text-style-name="P1" xml:id="id14" draw:id="id14" draw:layer="Layout" svg:width="3.5cm" svg:height="1.5cm" svg:x="3.65cm" svg:y="7.225cm">
          <text:p text:style-name="P1">bnc.element</text:p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3.5cm" svg:height="1.5cm" svg:x="11.45cm" svg:y="12.45cm">
          <text:p text:style-name="P1">bnc.file</text:p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3.5cm" svg:height="1.5cm" svg:x="19.5cm" svg:y="7.225cm">
          <text:p text:style-name="P1">bnc.lemma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3.5cm" svg:height="1.5cm" svg:x="3.65cm" svg:y="3.1cm">
          <text:p text:style-name="P1">bnc.sentence</text:p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3.5cm" svg:height="1.5cm" svg:x="3.65cm" svg:y="12.45cm">
          <text:p text:style-name="P1">bnc.source</text:p>
          <draw:enhanced-geometry svg:viewBox="0 0 21600 21600" draw:type="rectangle" draw:enhanced-path="M 0 0 L 21600 0 21600 21600 0 21600 0 0 Z N"/>
        </draw:custom-shape>
        <draw:custom-shape draw:style-name="gr8" draw:text-style-name="P1" xml:id="id18" draw:id="id18" draw:layer="Layout" svg:width="3.5cm" svg:height="1.5cm" svg:x="3.65cm" svg:y="17.5cm">
          <text:p text:style-name="P1">bnc.speaker</text:p>
          <draw:enhanced-geometry svg:viewBox="0 0 21600 21600" draw:type="rectangle" draw:enhanced-path="M 0 0 L 21600 0 21600 21600 0 21600 0 0 Z N"/>
        </draw:custom-shape>
        <draw:custom-shape draw:style-name="gr8" draw:text-style-name="P1" xml:id="id13" draw:id="id13" draw:layer="Layout" svg:width="3.5cm" svg:height="1.5cm" svg:x="11.45cm" svg:y="7.225cm">
          <text:p text:style-name="P1">bnc.wor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45cm" svg:y1="7.975cm" svg:x2="7.15cm" svg:y2="7.975cm" draw:start-shape="id13" draw:start-glue-point="3" draw:end-shape="id14" draw:end-glue-point="1" svg:d="M11450 7975h-4300" svg:viewBox="0 0 4301 1">
          <text:p text:style-name="P2">by:<text:line-break/><text:tab/>word_id</text:p>
          <text:p text:style-name="P2">provides:<text:line-break/><text:tab/>word_label<text:line-break/><text:tab/>word_pos<text:line-break/><text:tab/>word_type</text:p>
        </draw:connector>
        <draw:connector draw:style-name="gr4" draw:text-style-name="P2" draw:layer="layout" draw:type="line" svg:x1="19.5cm" svg:y1="7.975cm" svg:x2="14.95cm" svg:y2="7.975cm" draw:start-shape="id15" draw:start-glue-point="3" draw:end-shape="id13" svg:d="M19500 7975h-4550" svg:viewBox="0 0 4551 1">
          <text:p text:style-name="P2">by: <text:line-break/><text:tab/>lemma_id</text:p>
          <text:p text:style-name="P2">provides:<text:line-break/><text:tab/>lemma_label<text:line-break/><text:tab/>lemma_pos</text:p>
        </draw:connector>
        <draw:connector draw:style-name="gr4" draw:text-style-name="P2" draw:layer="layout" draw:type="line" svg:x1="5.4cm" svg:y1="4.6cm" svg:x2="5.4cm" svg:y2="7.225cm" draw:start-shape="id16" draw:start-glue-point="2" draw:end-shape="id14" draw:end-glue-point="0" svg:d="M5400 4600v2625" svg:viewBox="0 0 1 2626">
          <text:p text:style-name="P2">by:<text:line-break/><text:tab/>source_id</text:p>
          <text:p text:style-name="P2">provides:<text:line-break/><text:tab/>NA</text:p>
        </draw:connector>
        <draw:connector draw:style-name="gr4" draw:text-style-name="P2" draw:layer="layout" draw:type="line" svg:x1="5.4cm" svg:y1="12.45cm" svg:x2="5.4cm" svg:y2="8.725cm" draw:start-shape="id17" draw:start-glue-point="0" draw:end-shape="id14" draw:end-glue-point="2" svg:d="M5400 12450v-3725" svg:viewBox="0 0 1 3726">
          <text:p text:style-name="P2">by:<text:line-break/><text:tab/>source_id</text:p>
          <text:p text:style-name="P2">provides:<text:line-break/><text:tab/>source_info_class<text:line-break/><text:tab/>source_info_genre<text:line-break/><text:tab/>source_info_label<text:line-break/><text:tab/>source_info_year</text:p>
        </draw:connector>
        <draw:connector draw:style-name="gr4" draw:text-style-name="P2" draw:layer="layout" draw:type="line" svg:x1="5.4cm" svg:y1="17.5cm" svg:x2="5.4cm" svg:y2="13.95cm" draw:start-shape="id18" draw:start-glue-point="0" draw:end-shape="id17" draw:end-glue-point="2" svg:d="M5400 17500v-3550" svg:viewBox="0 0 1 3551">
          <text:p text:style-name="P2">by:<text:line-break/><text:tab/>speaker_id</text:p>
          <text:p text:style-name="P2">provides:<text:line-break/><text:tab/>speaker_age<text:line-break/><text:tab/>speaker_sex</text:p>
        </draw:connector>
        <draw:connector draw:style-name="gr4" draw:text-style-name="P2" draw:layer="layout" draw:type="line" svg:x1="11.45cm" svg:y1="13.2cm" svg:x2="7.15cm" svg:y2="13.2cm" draw:start-shape="id19" draw:end-shape="id17" draw:end-glue-point="1" svg:d="M11450 13200h-4300" svg:viewBox="0 0 4301 1">
          <text:p text:style-name="P2">by:<text:line-break/><text:tab/>file_id</text:p>
          <text:p text:style-name="P2">provides:<text:line-break/><text:tab/>label</text:p>
        </draw:connecto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TC Franklin Gothic" svg:font-family="'ITC Franklin Gothic'" style:font-adornments="Book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7" draw:fill-hatch-name="Hatching_20_46" draw:fill-image-name="Bitmap_20_1"/>
      <style:text-properties style:font-name="ITC Franklin Gothic" fo:font-family="'ITC Franklin Gothic'" style:font-style-name="Book" style:font-family-generic="swiss" style:font-pitch="variable"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TC Franklin Gothic" fo:font-family="'ITC Franklin Gothic'" style:font-style-name="Book" style:font-family-generic="swiss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1:26:12.585600947</meta:creation-date>
    <dc:date>2015-07-02T11:48:54.713643883</dc:date>
    <meta:editing-duration>PT6M20S</meta:editing-duration>
    <meta:editing-cycles>1</meta:editing-cycles>
    <meta:document-statistic meta:object-count="65"/>
    <meta:generator>LibreOffice/4.3.7.2$Linux_X86_64 LibreOffice_project/430m0$Build-2</meta:generator>
  </office:meta>
</office:document-meta>
</file>